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officeooo:rsid="0004a3e4" officeooo:paragraph-rsid="0004a3e4"/>
    </style:style>
    <style:style style:name="P2" style:family="paragraph" style:parent-style-name="Standard">
      <style:paragraph-properties fo:text-align="start" style:justify-single-word="false"/>
      <style:text-properties officeooo:rsid="0004a3e4" officeooo:paragraph-rsid="0004a3e4"/>
    </style:style>
    <style:style style:name="P3" style:family="paragraph" style:parent-style-name="Standard">
      <style:paragraph-properties fo:text-align="start" style:justify-single-word="false"/>
      <style:text-properties officeooo:rsid="000542dc" officeooo:paragraph-rsid="000542dc"/>
    </style:style>
    <style:style style:name="P4" style:family="paragraph" style:parent-style-name="Standard">
      <style:paragraph-properties fo:text-align="start" style:justify-single-word="false"/>
      <style:text-properties officeooo:rsid="0006ae5a" officeooo:paragraph-rsid="0006ae5a"/>
    </style:style>
    <style:style style:name="P5" style:family="paragraph" style:parent-style-name="Standard">
      <style:paragraph-properties fo:text-align="start" style:justify-single-word="false"/>
      <style:text-properties officeooo:rsid="00085fb8" officeooo:paragraph-rsid="00085fb8"/>
    </style:style>
    <style:style style:name="T1" style:family="text">
      <style:text-properties officeooo:rsid="000542dc"/>
    </style:style>
    <style:style style:name="T2" style:family="text">
      <style:text-properties officeooo:rsid="00085fb8"/>
    </style:style>
    <style:style style:name="T3" style:family="text">
      <style:text-properties officeooo:rsid="0009a52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August 1, 2017</text:p>
      <text:p text:style-name="P2"/>
      <text:p text:style-name="P2">Dear Review Committee,</text:p>
      <text:p text:style-name="P2"/>
      <text:p text:style-name="P2">We wish to submit an original research article entitled “A Distributed Infrastructure for Drug Effect Discovery Using Spontaneous Reporting Systems” for consideration in the Pacific Symposium on Biocomputing 2018. We confirm that the work is original and has not been published elsewhere. We request that our submission be considered for the “Challenges of Pattern Recognition in Biomedical Data” due to the emphasis on computing methods.</text:p>
      <text:p text:style-name="P2"/>
      <text:p text:style-name="P2">All co-authors agree with the contents of the paper. <text:span text:style-name="T3">The corresponding author can be reached by e-mail: </text:span><text:a xlink:type="simple" xlink:href="mailto:r.vanguri@columbia.edu" text:style-name="Internet_20_link" text:visited-style-name="Visited_20_Internet_20_Link"><text:span text:style-name="T3">r.vanguri@columbia.edu</text:span></text:a><text:span text:style-name="T3">.</text:span></text:p>
      <text:p text:style-name="P2"/>
      <text:p text:style-name="P3">Thank you for your consideration.</text:p>
      <text:p text:style-name="P3"/>
      <text:p text:style-name="P3">Sincerely,</text:p>
      <text:p text:style-name="P3">Rami <text:span text:style-name="T2">S </text:span>Vanguri</text:p>
      <text:p text:style-name="P4">Joseph D Romano</text:p>
      <text:p text:style-name="P5">Tal Lorberbaum</text:p>
      <text:p text:style-name="P5">Victor Nwankwo</text:p>
      <text:p text:style-name="P5">Choonhan Youn</text:p>
      <text:p text:style-name="P5">Nicholas P Tatonett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1T09:35:07.920942443</meta:creation-date>
    <dc:date>2017-08-01T09:54:00.063524090</dc:date>
    <meta:editing-duration>PT8M49S</meta:editing-duration>
    <meta:editing-cycles>5</meta:editing-cycles>
    <meta:generator>LibreOffice/5.1.6.2$Linux_X86_64 LibreOffice_project/10m0$Build-2</meta:generator>
    <meta:document-statistic meta:table-count="0" meta:image-count="0" meta:object-count="0" meta:page-count="1" meta:paragraph-count="12" meta:word-count="110" meta:character-count="734" meta:non-whitespace-character-count="636"/>
  </office:meta>
</office:document-meta>
</file>